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Times New Roman"/>
    </style:style>
    <style:style style:name="T2" style:parent-style-name="DefaultParagraphFont" style:family="text">
      <style:text-properties style:font-name-asian="Times New Roman"/>
    </style:style>
  </office:automatic-styles>
  <office:body>
    <office:text text:use-soft-page-breaks="true">
      <text:p text:style-name="P1">{ "cells": [ { "cell_type": "code", "execution_count": 1, "metadata": { "id": "YBp2qDPb8pDo" }, "outputs": [], "source": [ "import pandas as pd\n", "import numpy as np\n", "import seaborn as sns\n", "import matplotlib.pyplot as plt" ] }, { "cell_type": "code", "execution_count": 2, "metadata": { "id": "tjIiJdM4u1IE" }, "outputs": [], "source": [ "employee_df = pd.read_csv('Data Sets/Human_Resources.csv')\n" ] }, { "cell_type": "code", "execution_count": 3, "metadata": { "colab": { "base_uri": "https://localhost:8080/", "height": 590 }, "id": "q4_wPDKCu5Uc", "outputId": "de07d726-df2e-4b90-d52c-d1e0ffda9e19" }, "outputs": [ { "data": { "text/html": [ "</text:p>
      <text:p text:style-name="Normal"><text:span text:style-name="T2">\n", 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jay krishna</meta:initial-creator>
    <dc:creator>ajay krishna</dc:creator>
    <meta:creation-date>2024-04-07T11:46:00Z</meta:creation-date>
    <dc:date>2024-04-07T11:46:00Z</dc:date>
    <meta:template xlink:href="Normal" xlink:type="simple"/>
    <meta:editing-cycles>2</meta:editing-cycles>
    <meta:editing-duration>PT60S</meta:editing-duration>
    <meta:document-statistic meta:page-count="1" meta:paragraph-count="1" meta:word-count="99" meta:character-count="666" meta:row-count="4" meta:non-whitespace-character-count="568"/>
  </office:meta>
</office:document-meta>
</file>